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45e" officeooo:paragraph-rsid="000b145e"/>
    </style:style>
    <style:style style:name="P2" style:family="paragraph" style:parent-style-name="Standard">
      <style:text-properties fo:language="ru" fo:country="RU" officeooo:paragraph-rsid="000b145e"/>
    </style:style>
    <style:style style:name="P3" style:family="paragraph" style:parent-style-name="Standard">
      <style:text-properties fo:language="ru" fo:country="RU" officeooo:rsid="000b145e" officeooo:paragraph-rsid="000b145e"/>
    </style:style>
    <style:style style:name="P4" style:family="paragraph" style:parent-style-name="Standard">
      <style:text-properties officeooo:rsid="000c1b27" officeooo:paragraph-rsid="000c1b27"/>
    </style:style>
    <style:style style:name="P5" style:family="paragraph" style:parent-style-name="Standard">
      <style:text-properties officeooo:paragraph-rsid="000c1b27"/>
    </style:style>
    <style:style style:name="P6" style:family="paragraph" style:parent-style-name="Standard">
      <style:text-properties officeooo:rsid="000c5dd9" officeooo:paragraph-rsid="000c5dd9"/>
    </style:style>
    <style:style style:name="P7" style:family="paragraph" style:parent-style-name="Standard">
      <style:text-properties officeooo:rsid="000d2472" officeooo:paragraph-rsid="000d2472"/>
    </style:style>
    <style:style style:name="P8" style:family="paragraph" style:parent-style-name="Standard">
      <style:text-properties officeooo:rsid="000e3fb1" officeooo:paragraph-rsid="000e3fb1"/>
    </style:style>
    <style:style style:name="P9" style:family="paragraph" style:parent-style-name="Standard">
      <style:text-properties officeooo:rsid="000fbe5c" officeooo:paragraph-rsid="000fbe5c"/>
    </style:style>
    <style:style style:name="P10" style:family="paragraph" style:parent-style-name="Standard">
      <style:text-properties officeooo:rsid="0010c916" officeooo:paragraph-rsid="0010c916"/>
    </style:style>
    <style:style style:name="P11" style:family="paragraph" style:parent-style-name="Standard">
      <style:text-properties officeooo:rsid="00114a38" officeooo:paragraph-rsid="00114a38"/>
    </style:style>
    <style:style style:name="P12" style:family="paragraph" style:parent-style-name="Standard">
      <style:text-properties officeooo:rsid="00114f8b" officeooo:paragraph-rsid="00114f8b"/>
    </style:style>
    <style:style style:name="P13" style:family="paragraph" style:parent-style-name="Standard">
      <style:text-properties officeooo:rsid="0011a3f3" officeooo:paragraph-rsid="0011a3f3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c1b27"/>
    </style:style>
    <style:style style:name="T5" style:family="text">
      <style:text-properties fo:language="ru" fo:country="RU" officeooo:rsid="000d2472"/>
    </style:style>
    <style:style style:name="T6" style:family="text">
      <style:text-properties fo:language="ru" fo:country="RU" officeooo:rsid="000e3fb1"/>
    </style:style>
    <style:style style:name="T7" style:family="text">
      <style:text-properties fo:language="ru" fo:country="RU" officeooo:rsid="0011a3f3"/>
    </style:style>
    <style:style style:name="T8" style:family="text">
      <style:text-properties fo:language="ru" fo:country="RU" officeooo:rsid="00134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Тема финального проэкта</text:span><text:span text:style-name="T1">: Социальная сеть «Hang Out»</text:span></text:p>
      <text:p text:style-name="P2"/>
      <text:p text:style-name="P3">Бизнес кейсы:</text:p>
      <text:p text:style-name="P3">1. Регистрация.</text:p>
      <text:p text:style-name="P3">2. Редактирование личной информации.</text:p>
      <text:p text:style-name="P3">3. Поиск пользователей.</text:p>
      <text:p text:style-name="P3">4. Обмен сообщениями между пользователями.</text:p>
      <text:p text:style-name="P3">5. Поиск пользователей.</text:p>
      <text:p text:style-name="P3">6. Публичные сообщения (типа стены)</text:p>
      <text:p text:style-name="P3">7. Добавление/удаление пользователя в друзья</text:p>
      <text:p text:style-name="P3">8. Просмотр информации о пользователе (профиля)</text:p>
      <text:p text:style-name="P1"><text:span text:style-name="T3">9. Сообщества.</text:span></text:p>
      <text:p text:style-name="P1"><text:span text:style-name="T3"/></text:p>
      <text:p text:style-name="P5"><text:span text:style-name="T4">10. Просмотреть публичные сообщения друзей.</text:span></text:p>
      <text:p text:style-name="P4"><text:span text:style-name="T3">11. </text:span><text:span text:style-name="T5">Получить список непрочитанных сообщений</text:span></text:p>
      <text:p text:style-name="P7"><text:span text:style-name="T3">12. </text:span><text:span text:style-name="T6">Добавить друга/ подтвердить/ оставить в подписанных</text:span></text:p>
      <text:p text:style-name="P8"><text:span text:style-name="T3">13. Отправить запрос на подтверждение в друзья.</text:span></text:p>
      <text:p text:style-name="P9"><text:span text:style-name="T3">14. Поиск друзей по городу</text:span></text:p>
      <text:p text:style-name="P9"><text:span text:style-name="T3">15. Поиск друзей по вузу</text:span></text:p>
      <text:p text:style-name="P10"><text:span text:style-name="T3">16. Редактирование информации только данного пользователя</text:span></text:p>
      <text:p text:style-name="P11"><text:span text:style-name="T3">17. Поиск сообщества по типу.</text:span></text:p>
      <text:p text:style-name="P12"><text:span text:style-name="T3">18. П</text:span><text:span text:style-name="T7">оиск людей по дню рождения.</text:span></text:p>
      <text:p text:style-name="P13"><text:span text:style-name="T3">19. Сортировать друзей по колличеству друзей.</text:span></text:p>
      <text:p text:style-name="P13"><text:span text:style-name="T3">20. Получение статуса о погоде для отображения </text:span><text:span text:style-name="T8">темы аккаунта.</text:span></text:p>
      <text:p text:style-name="P4"><text:span text:style-name="T3"/></text:p>
      <text:p text:style-name="P6"><text:span text:style-name="T3">Подумать насчет фотографий и лайков</text:span></text:p>
      <text:p text:style-name="P6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1-02T01:16:44.847354978</dc:date>
    <meta:editing-duration>PT2H10M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23" meta:word-count="115" meta:character-count="840" meta:non-whitespace-character-count="748"/>
  </office:meta>
</office:document-meta>
</file>